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073500" calcext:value-type="float">
            <text:p>1073500</text:p>
          </table:table-cell>
          <table:table-cell office:value-type="float" office:value="1015600" calcext:value-type="float">
            <text:p>1015600</text:p>
          </table:table-cell>
          <table:table-cell office:value-type="float" office:value="1015300" calcext:value-type="float">
            <text:p>1015300</text:p>
          </table:table-cell>
          <table:table-cell office:value-type="float" office:value="1006900" calcext:value-type="float">
            <text:p>1006900</text:p>
          </table:table-cell>
          <table:table-cell office:value-type="float" office:value="980400" calcext:value-type="float">
            <text:p>980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758900" calcext:value-type="float">
            <text:p>-758900</text:p>
          </table:table-cell>
          <table:table-cell office:value-type="float" office:value="-749000" calcext:value-type="float">
            <text:p>-749000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739200" calcext:value-type="float">
            <text:p>-739200</text:p>
          </table:table-cell>
          <table:table-cell office:value-type="float" office:value="-699500" calcext:value-type="float">
            <text:p>-6995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314600" calcext:value-type="float">
            <text:p>314600</text:p>
          </table:table-cell>
          <table:table-cell office:value-type="float" office:value="266600" calcext:value-type="float">
            <text:p>266600</text:p>
          </table:table-cell>
          <table:table-cell office:value-type="float" office:value="272400" calcext:value-type="float">
            <text:p>272400</text:p>
          </table:table-cell>
          <table:table-cell office:value-type="float" office:value="267700" calcext:value-type="float">
            <text:p>267700</text:p>
          </table:table-cell>
          <table:table-cell office:value-type="float" office:value="280900" calcext:value-type="float">
            <text:p>2809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249000" calcext:value-type="float">
            <text:p>249000</text:p>
          </table:table-cell>
          <table:table-cell office:value-type="float" office:value="208200" calcext:value-type="float">
            <text:p>208200</text:p>
          </table:table-cell>
          <table:table-cell office:value-type="float" office:value="211300" calcext:value-type="float">
            <text:p>211300</text:p>
          </table:table-cell>
          <table:table-cell office:value-type="float" office:value="206200" calcext:value-type="float">
            <text:p>206200</text:p>
          </table:table-cell>
          <table:table-cell office:value-type="float" office:value="208900" calcext:value-type="float">
            <text:p>2089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76" calcext:value-type="float">
            <text:p>1,76</text:p>
          </table:table-cell>
          <table:table-cell office:value-type="float" office:value="1.47" calcext:value-type="float">
            <text:p>1,47</text:p>
          </table:table-cell>
          <table:table-cell office:value-type="float" office:value="1.5" calcext:value-type="float">
            <text:p>1,5</text:p>
          </table:table-cell>
          <table:table-cell office:value-type="float" office:value="1.46" calcext:value-type="float">
            <text:p>1,46</text:p>
          </table:table-cell>
          <table:table-cell office:value-type="float" office:value="1.48" calcext:value-type="float">
            <text:p>1,4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41257828" calcext:value-type="float">
            <text:p>14125782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371500" calcext:value-type="float">
            <text:p>371500</text:p>
          </table:table-cell>
          <table:table-cell office:value-type="float" office:value="373300" calcext:value-type="float">
            <text:p>373300</text:p>
          </table:table-cell>
          <table:table-cell office:value-type="float" office:value="349100" calcext:value-type="float">
            <text:p>349100</text:p>
          </table:table-cell>
          <table:table-cell office:value-type="float" office:value="349200" calcext:value-type="float">
            <text:p>349200</text:p>
          </table:table-cell>
          <table:table-cell office:value-type="float" office:value="326200" calcext:value-type="float">
            <text:p>3262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691400" calcext:value-type="float">
            <text:p>691400</text:p>
          </table:table-cell>
          <table:table-cell office:value-type="float" office:value="674100" calcext:value-type="float">
            <text:p>674100</text:p>
          </table:table-cell>
          <table:table-cell office:value-type="float" office:value="652400" calcext:value-type="float">
            <text:p>652400</text:p>
          </table:table-cell>
          <table:table-cell office:value-type="float" office:value="629800" calcext:value-type="float">
            <text:p>629800</text:p>
          </table:table-cell>
          <table:table-cell office:value-type="float" office:value="510700" calcext:value-type="float">
            <text:p>510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062900" calcext:value-type="float">
            <text:p>1062900</text:p>
          </table:table-cell>
          <table:table-cell office:value-type="float" office:value="1047400" calcext:value-type="float">
            <text:p>1047400</text:p>
          </table:table-cell>
          <table:table-cell office:value-type="float" office:value="1001500" calcext:value-type="float">
            <text:p>1001500</text:p>
          </table:table-cell>
          <table:table-cell office:value-type="float" office:value="979000" calcext:value-type="float">
            <text:p>979000</text:p>
          </table:table-cell>
          <table:table-cell office:value-type="float" office:value="836900" calcext:value-type="float">
            <text:p>8369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641400" calcext:value-type="float">
            <text:p>641400</text:p>
          </table:table-cell>
          <table:table-cell office:value-type="float" office:value="594900" calcext:value-type="float">
            <text:p>594900</text:p>
          </table:table-cell>
          <table:table-cell office:value-type="float" office:value="514900" calcext:value-type="float">
            <text:p>514900</text:p>
          </table:table-cell>
          <table:table-cell office:value-type="float" office:value="513900" calcext:value-type="float">
            <text:p>513900</text:p>
          </table:table-cell>
          <table:table-cell office:value-type="float" office:value="511200" calcext:value-type="float">
            <text:p>5112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421500" calcext:value-type="float">
            <text:p>421500</text:p>
          </table:table-cell>
          <table:table-cell office:value-type="float" office:value="452500" calcext:value-type="float">
            <text:p>452500</text:p>
          </table:table-cell>
          <table:table-cell office:value-type="float" office:value="486600" calcext:value-type="float">
            <text:p>486600</text:p>
          </table:table-cell>
          <table:table-cell office:value-type="float" office:value="465100" calcext:value-type="float">
            <text:p>465100</text:p>
          </table:table-cell>
          <table:table-cell office:value-type="float" office:value="325700" calcext:value-type="float">
            <text:p>3257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062900" calcext:value-type="float">
            <text:p>1062900</text:p>
          </table:table-cell>
          <table:table-cell office:value-type="float" office:value="1047400" calcext:value-type="float">
            <text:p>1047400</text:p>
          </table:table-cell>
          <table:table-cell office:value-type="float" office:value="1001500" calcext:value-type="float">
            <text:p>1001500</text:p>
          </table:table-cell>
          <table:table-cell office:value-type="float" office:value="979000" calcext:value-type="float">
            <text:p>979000</text:p>
          </table:table-cell>
          <table:table-cell office:value-type="float" office:value="836900" calcext:value-type="float">
            <text:p>836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58:46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1:58:59.07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